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0.1pt"/>
    </style:style>
    <style:style style:name="co2" style:family="table-column">
      <style:table-column-properties fo:break-before="auto" style:column-width="184.5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1.76pt" fo:break-before="auto" style:use-optimal-row-height="true"/>
    </style:style>
    <style:style style:name="ro3" style:family="table-row">
      <style:table-row-properties style:row-height="180.54pt" fo:break-before="auto" style:use-optimal-row-height="true"/>
    </style:style>
    <style:style style:name="ro4" style:family="table-row">
      <style:table-row-properties style:row-height="124.61pt" fo:break-before="auto" style:use-optimal-row-height="true"/>
    </style:style>
    <style:style style:name="ro5" style:family="table-row">
      <style:table-row-properties style:row-height="113.41pt" fo:break-before="auto" style:use-optimal-row-height="true"/>
    </style:style>
    <style:style style:name="ro6" style:family="table-row">
      <style:table-row-properties style:row-height="102.19pt" fo:break-before="auto" style:use-optimal-row-height="true"/>
    </style:style>
    <style:style style:name="ro7" style:family="table-row">
      <style:table-row-properties style:row-height="90.99pt" fo:break-before="auto" style:use-optimal-row-height="true"/>
    </style:style>
    <style:style style:name="ro8" style:family="table-row">
      <style:table-row-properties style:row-height="158.2pt" fo:break-before="auto" style:use-optimal-row-height="true"/>
    </style:style>
    <style:style style:name="ro9" style:family="table-row">
      <style:table-row-properties style:row-height="147pt" fo:break-before="auto" style:use-optimal-row-height="true"/>
    </style:style>
    <style:style style:name="ro10" style:family="table-row">
      <style:table-row-properties style:row-height="169.4pt" fo:break-before="auto" style:use-optimal-row-height="true"/>
    </style:style>
    <style:style style:name="ro11" style:family="table-row">
      <style:table-row-properties style:row-height="135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3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Constraints</text:p>
          </table:table-cell>
          <table:table-cell table:style-name="ce1" office:value-type="string" calcext:value-type="string">
            <text:p>Clustered?</text:p>
          </table:table-cell>
        </table:table-row>
        <table:table-row table:style-name="ro2">
          <table:table-cell office:value-type="string" calcext:value-type="string">
            <text:p>vari_phastCons100way_vertebrate_rankscore_549ec8a51f2fb07a_like</text:p>
          </table:table-cell>
          <table:table-cell office:value-type="string" calcext:value-type="string">
            <text:p>CREATE INDEX "vari_phastCons100way_vertebrate_rankscore_549ec8a51f2fb07a_like" ON variants_variant USING btree ("phastCons100way_vertebrate_rankscore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variant_MutationTaster_converted_rankscore_820ac6712544292_like</text:p>
          </table:table-cell>
          <table:table-cell office:value-type="string" calcext:value-type="string">
            <text:p>CREATE INDEX "variant_MutationTaster_converted_rankscore_820ac6712544292_like" ON variants_variant USING btree ("MutationTaster_converted_rankscore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variant_phastCons20way_mammalian_rankscore_98c06ee49eb8308_like</text:p>
          </table:table-cell>
          <table:table-cell office:value-type="string" calcext:value-type="string">
            <text:p>CREATE INDEX "variant_phastCons20way_mammalian_rankscore_98c06ee49eb8308_like" ON variants_variant USING btree ("phastCons20way_mammalian_rankscore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variant_phyloP100way_vertebrate_rankscore_2905ebcf74c2bd1c_like</text:p>
          </table:table-cell>
          <table:table-cell office:value-type="string" calcext:value-type="string">
            <text:p>CREATE INDEX "variant_phyloP100way_vertebrate_rankscore_2905ebcf74c2bd1c_like" ON variants_variant USING btree ("phyloP100way_vertebrate_rankscore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variants__phyloP20way_mammalian_rankscore_7de383e56f7f9fc4_like</text:p>
          </table:table-cell>
          <table:table-cell office:value-type="string" calcext:value-type="string">
            <text:p>CREATE INDEX "variants__phyloP20way_mammalian_rankscore_7de383e56f7f9fc4_like" ON variants_variant USING btree ("phyloP20way_mammalian_rankscore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variants_va_SiPhy_29way_logOdds_rankscore_3a8e32f989d7de69_like</text:p>
          </table:table-cell>
          <table:table-cell office:value-type="string" calcext:value-type="string">
            <text:p>CREATE INDEX "variants_va_SiPhy_29way_logOdds_rankscore_3a8e32f989d7de69_like" ON variants_variant USING btree ("SiPhy_29way_logOdds_rankscore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variants_var_integrated_fitCons_rankscore_7567ea61303030ce_like</text:p>
          </table:table-cell>
          <table:table-cell office:value-type="string" calcext:value-type="string">
            <text:p>CREATE INDEX "variants_var_integrated_fitCons_rankscore_7567ea61303030ce_like" ON variants_variant USING btree ("integrated_fitCons_rankscore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variants_vari_PROVEAN_converted_rankscore_45fcca7009d25c8f_like</text:p>
          </table:table-cell>
          <table:table-cell office:value-type="string" calcext:value-type="string">
            <text:p>CREATE INDEX "variants_vari_PROVEAN_converted_rankscore_45fcca7009d25c8f_like" ON variants_variant USING btree ("PROVEAN_converted_rankscore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variants_vari_fathmm_MKL_coding_rankscore_2d473aea43b15018_like</text:p>
          </table:table-cell>
          <table:table-cell office:value-type="string" calcext:value-type="string">
            <text:p>CREATE INDEX "variants_vari_fathmm_MKL_coding_rankscore_2d473aea43b15018_like" ON variants_variant USING btree ("fathmm_MKL_coding_rankscore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variants_vari_integrated_confidence_value_1ab9d448c7a933d0_like</text:p>
          </table:table-cell>
          <table:table-cell office:value-type="string" calcext:value-type="string">
            <text:p>CREATE INDEX variants_vari_integrated_confidence_value_1ab9d448c7a933d0_like ON variants_variant USING btree (integrated_confidence_value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variants_varia_FATHMM_converted_rankscore_765cfbd827eb634f_like</text:p>
          </table:table-cell>
          <table:table-cell office:value-type="string" calcext:value-type="string">
            <text:p>CREATE INDEX "variants_varia_FATHMM_converted_rankscore_765cfbd827eb634f_like" ON variants_variant USING btree ("FATHMM_converted_rankscore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variants_varia_GenoCanyon_score_rankscore_6eca791fa821abc2_like</text:p>
          </table:table-cell>
          <table:table-cell office:value-type="string" calcext:value-type="string">
            <text:p>CREATE INDEX "variants_varia_GenoCanyon_score_rankscore_6eca791fa821abc2_like" ON variants_variant USING btree ("GenoCanyon_score_rankscore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variants_varia_MutationAssessor_UniprotID_6a795999a5b6f955_like</text:p>
          </table:table-cell>
          <table:table-cell office:value-type="string" calcext:value-type="string">
            <text:p>CREATE INDEX "variants_varia_MutationAssessor_UniprotID_6a795999a5b6f955_like" ON variants_variant USING btree ("MutationAssessor_UniprotID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variants_varian_H1_hESC_fitCons_rankscore_22d6c70085e30b52_like</text:p>
          </table:table-cell>
          <table:table-cell office:value-type="string" calcext:value-type="string">
            <text:p>CREATE INDEX "variants_varian_H1_hESC_fitCons_rankscore_22d6c70085e30b52_like" ON variants_variant USING btree ("H1_hESC_fitCons_rankscore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variants_varian_MutationAssessor_rankscore_1ff3f60d9d269b2_like</text:p>
          </table:table-cell>
          <table:table-cell office:value-type="string" calcext:value-type="string">
            <text:p>CREATE INDEX "variants_varian_MutationAssessor_rankscore_1ff3f60d9d269b2_like" ON variants_variant USING btree ("MutationAssessor_rankscore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variants_varian_phastCons100way_vertebrate_8abe8fb76dc0440_like</text:p>
          </table:table-cell>
          <table:table-cell office:value-type="string" calcext:value-type="string">
            <text:p>CREATE INDEX "variants_varian_phastCons100way_vertebrate_8abe8fb76dc0440_like" ON variants_variant USING btree ("phastCons100way_vertebrate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variants_variant_00e762a2</text:p>
          </table:table-cell>
          <table:table-cell office:value-type="string" calcext:value-type="string">
            <text:p>CREATE INDEX variants_variant_00e762a2 ON variants_variant USING btree ("GM12878_confidence_value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01062ffe</text:p>
          </table:table-cell>
          <table:table-cell office:value-type="string" calcext:value-type="string">
            <text:p>CREATE INDEX variants_variant_01062ffe ON variants_variant USING btree (vep_polyphen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variants_variant_02f453ec</text:p>
          </table:table-cell>
          <table:table-cell office:value-type="string" calcext:value-type="string">
            <text:p>CREATE INDEX variants_variant_02f453ec ON variants_variant USING btree ("MutationAssessor_variant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05690edb</text:p>
          </table:table-cell>
          <table:table-cell office:value-type="string" calcext:value-type="string">
            <text:p>CREATE INDEX variants_variant_05690edb ON variants_variant USING btree ("MutationAssessor_pred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6">
          <table:table-cell office:value-type="string" calcext:value-type="string">
            <text:p>variants_variant_0729312e</text:p>
          </table:table-cell>
          <table:table-cell office:value-type="string" calcext:value-type="string">
            <text:p>CREATE INDEX variants_variant_0729312e ON variants_variant USING btree ("SIFT_pred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variants_variant_08c89a5a</text:p>
          </table:table-cell>
          <table:table-cell office:value-type="string" calcext:value-type="string">
            <text:p>CREATE INDEX variants_variant_08c89a5a ON variants_variant USING btree ("H1_hESC_fitCons_rankscore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variants_variant_0fc0fb97</text:p>
          </table:table-cell>
          <table:table-cell office:value-type="string" calcext:value-type="string">
            <text:p>CREATE INDEX variants_variant_0fc0fb97 ON variants_variant USING btree ("fathmm_MKL_coding_pred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7">
          <table:table-cell office:value-type="string" calcext:value-type="string">
            <text:p>variants_variant_10e7b30d</text:p>
          </table:table-cell>
          <table:table-cell office:value-type="string" calcext:value-type="string">
            <text:p>CREATE INDEX variants_variant_10e7b30d ON variants_variant USING btree (dann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1431daa1</text:p>
          </table:table-cell>
          <table:table-cell office:value-type="string" calcext:value-type="string">
            <text:p>CREATE INDEX variants_variant_1431daa1 ON variants_variant USING btree ("Eigen_raw_rankscore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variants_variant_143a935f</text:p>
          </table:table-cell>
          <table:table-cell office:value-type="string" calcext:value-type="string">
            <text:p>CREATE INDEX variants_variant_143a935f ON variants_variant USING btree ("LRT_converted_rankscore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variants_variant_14a7acdf</text:p>
          </table:table-cell>
          <table:table-cell office:value-type="string" calcext:value-type="string">
            <text:p>CREATE INDEX variants_variant_14a7acdf ON variants_variant USING btree ("MutationAssessor_rankscore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170641d4</text:p>
          </table:table-cell>
          <table:table-cell office:value-type="string" calcext:value-type="string">
            <text:p>CREATE INDEX variants_variant_170641d4 ON variants_variant USING btree (polyphen2_pred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variants_variant_186a80a7</text:p>
          </table:table-cell>
          <table:table-cell office:value-type="string" calcext:value-type="string">
            <text:p>CREATE INDEX variants_variant_186a80a7 ON variants_variant USING btree ("PROVEAN_converted_rankscore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variants_variant_1d027691</text:p>
          </table:table-cell>
          <table:table-cell office:value-type="string" calcext:value-type="string">
            <text:p>CREATE INDEX variants_variant_1d027691 ON variants_variant USING btree ("SiPhy_29way_logOdds_rankscore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1f6e6ee4</text:p>
          </table:table-cell>
          <table:table-cell office:value-type="string" calcext:value-type="string">
            <text:p>CREATE INDEX variants_variant_1f6e6ee4 ON variants_variant USING btree ("MutationTaster_AAE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7">
          <table:table-cell office:value-type="string" calcext:value-type="string">
            <text:p>variants_variant_2279bb72</text:p>
          </table:table-cell>
          <table:table-cell office:value-type="string" calcext:value-type="string">
            <text:p>CREATE INDEX variants_variant_2279bb72 ON variants_variant USING btree (vartype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2a02bcef</text:p>
          </table:table-cell>
          <table:table-cell office:value-type="string" calcext:value-type="string">
            <text:p>CREATE INDEX variants_variant_2a02bcef ON variants_variant USING btree (vep_cds_position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2c2119f4</text:p>
          </table:table-cell>
          <table:table-cell office:value-type="string" calcext:value-type="string">
            <text:p>CREATE INDEX variants_variant_2c2119f4 ON variants_variant USING btree ("integrated_fitCons_score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2c3fa40e</text:p>
          </table:table-cell>
          <table:table-cell office:value-type="string" calcext:value-type="string">
            <text:p>CREATE INDEX variants_variant_2c3fa40e ON variants_variant USING btree (vep_symbol_source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variants_variant_2c7c6197</text:p>
          </table:table-cell>
          <table:table-cell office:value-type="string" calcext:value-type="string">
            <text:p>CREATE INDEX variants_variant_2c7c6197 ON variants_variant USING btree ("phyloP20way_mammalian_rankscore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variants_variant_2e8adb6f</text:p>
          </table:table-cell>
          <table:table-cell office:value-type="string" calcext:value-type="string">
            <text:p>CREATE INDEX variants_variant_2e8adb6f ON variants_variant USING btree ("phyloP100way_vertebrate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2ed37c18</text:p>
          </table:table-cell>
          <table:table-cell office:value-type="string" calcext:value-type="string">
            <text:p>CREATE INDEX variants_variant_2ed37c18 ON variants_variant USING btree (snpeff_aa_change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variants_variant_30a77dd6</text:p>
          </table:table-cell>
          <table:table-cell office:value-type="string" calcext:value-type="string">
            <text:p>CREATE INDEX variants_variant_30a77dd6 ON variants_variant USING btree ("phyloP100way_vertebrate_rankscore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30f66057</text:p>
          </table:table-cell>
          <table:table-cell office:value-type="string" calcext:value-type="string">
            <text:p>CREATE INDEX variants_variant_30f66057 ON variants_variant USING btree ("clinvar_CLNSRC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33c6bf5f</text:p>
          </table:table-cell>
          <table:table-cell office:value-type="string" calcext:value-type="string">
            <text:p>CREATE INDEX variants_variant_33c6bf5f ON variants_variant USING btree (snpeff_gene_coding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variants_variant_35aa0d95</text:p>
          </table:table-cell>
          <table:table-cell office:value-type="string" calcext:value-type="string">
            <text:p>CREATE INDEX variants_variant_35aa0d95 ON variants_variant USING btree ("GM12878_fitCons_score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7">
          <table:table-cell office:value-type="string" calcext:value-type="string">
            <text:p>variants_variant_3767dbde</text:p>
          </table:table-cell>
          <table:table-cell office:value-type="string" calcext:value-type="string">
            <text:p>CREATE INDEX variants_variant_3767dbde ON variants_variant USING btree (cadd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37f97915</text:p>
          </table:table-cell>
          <table:table-cell office:value-type="string" calcext:value-type="string">
            <text:p>CREATE INDEX variants_variant_37f97915 ON variants_variant USING btree (snpeff_gene_name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3c8148c2</text:p>
          </table:table-cell>
          <table:table-cell office:value-type="string" calcext:value-type="string">
            <text:p>CREATE INDEX variants_variant_3c8148c2 ON variants_variant USING btree ("Polyphen2_HDIV_score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3d25c537</text:p>
          </table:table-cell>
          <table:table-cell office:value-type="string" calcext:value-type="string">
            <text:p>CREATE INDEX variants_variant_3d25c537 ON variants_variant USING btree ("MetaLR_pred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3dcb2fc7</text:p>
          </table:table-cell>
          <table:table-cell office:value-type="string" calcext:value-type="string">
            <text:p>CREATE INDEX variants_variant_3dcb2fc7 ON variants_variant USING btree (individual_id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variants_variant_3f337649</text:p>
          </table:table-cell>
          <table:table-cell office:value-type="string" calcext:value-type="string">
            <text:p>CREATE INDEX variants_variant_3f337649 ON variants_variant USING btree ("GM12878_fitCons_rankscore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4003425f</text:p>
          </table:table-cell>
          <table:table-cell office:value-type="string" calcext:value-type="string">
            <text:p>CREATE INDEX variants_variant_4003425f ON variants_variant USING btree (clinvar_golden_star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6">
          <table:table-cell office:value-type="string" calcext:value-type="string">
            <text:p>variants_variant_43531665</text:p>
          </table:table-cell>
          <table:table-cell office:value-type="string" calcext:value-type="string">
            <text:p>CREATE INDEX variants_variant_43531665 ON variants_variant USING btree ("LRT_score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6">
          <table:table-cell office:value-type="string" calcext:value-type="string">
            <text:p>variants_variant_444abb90</text:p>
          </table:table-cell>
          <table:table-cell office:value-type="string" calcext:value-type="string">
            <text:p>CREATE INDEX variants_variant_444abb90 ON variants_variant USING btree (variant_id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444e887e</text:p>
          </table:table-cell>
          <table:table-cell office:value-type="string" calcext:value-type="string">
            <text:p>CREATE INDEX variants_variant_444e887e ON variants_variant USING btree ("MetaSVM_rankscore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458d6644</text:p>
          </table:table-cell>
          <table:table-cell office:value-type="string" calcext:value-type="string">
            <text:p>CREATE INDEX variants_variant_458d6644 ON variants_variant USING btree (snpeff_codon_change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6">
          <table:table-cell office:value-type="string" calcext:value-type="string">
            <text:p>variants_variant_4678894d</text:p>
          </table:table-cell>
          <table:table-cell office:value-type="string" calcext:value-type="string">
            <text:p>CREATE INDEX variants_variant_4678894d ON variants_variant USING btree (rf_score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6">
          <table:table-cell office:value-type="string" calcext:value-type="string">
            <text:p>variants_variant_46cf7448</text:p>
          </table:table-cell>
          <table:table-cell office:value-type="string" calcext:value-type="string">
            <text:p>CREATE INDEX variants_variant_46cf7448 ON variants_variant USING btree (pos_index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6">
          <table:table-cell office:value-type="string" calcext:value-type="string">
            <text:p>variants_variant_4704aafb</text:p>
          </table:table-cell>
          <table:table-cell office:value-type="string" calcext:value-type="string">
            <text:p>CREATE INDEX variants_variant_4704aafb ON variants_variant USING btree (vep_allele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48295c9a</text:p>
          </table:table-cell>
          <table:table-cell office:value-type="string" calcext:value-type="string">
            <text:p>CREATE INDEX variants_variant_48295c9a ON variants_variant USING btree (mutation_type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48c73336</text:p>
          </table:table-cell>
          <table:table-cell office:value-type="string" calcext:value-type="string">
            <text:p>CREATE INDEX variants_variant_48c73336 ON variants_variant USING btree ("CADD_raw_rankscore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6">
          <table:table-cell office:value-type="string" calcext:value-type="string">
            <text:p>variants_variant_4a0e1b2e</text:p>
          </table:table-cell>
          <table:table-cell office:value-type="string" calcext:value-type="string">
            <text:p>CREATE INDEX variants_variant_4a0e1b2e ON variants_variant USING btree (esp_maf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4a38ceb6</text:p>
          </table:table-cell>
          <table:table-cell office:value-type="string" calcext:value-type="string">
            <text:p>CREATE INDEX variants_variant_4a38ceb6 ON variants_variant USING btree (snpeff_impact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4b9c108b</text:p>
          </table:table-cell>
          <table:table-cell office:value-type="string" calcext:value-type="string">
            <text:p>CREATE INDEX variants_variant_4b9c108b ON variants_variant USING btree (snpeff_transcript_id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50ca034d</text:p>
          </table:table-cell>
          <table:table-cell office:value-type="string" calcext:value-type="string">
            <text:p>CREATE INDEX variants_variant_50ca034d ON variants_variant USING btree ("HUVEC_fitCons_score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51246fc6</text:p>
          </table:table-cell>
          <table:table-cell office:value-type="string" calcext:value-type="string">
            <text:p>CREATE INDEX variants_variant_51246fc6 ON variants_variant USING btree ("FATHMM_pred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variants_variant_57ffc7a2</text:p>
          </table:table-cell>
          <table:table-cell office:value-type="string" calcext:value-type="string">
            <text:p>CREATE INDEX variants_variant_57ffc7a2 ON variants_variant USING btree ("fathmm_MKL_coding_group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587281b2</text:p>
          </table:table-cell>
          <table:table-cell office:value-type="string" calcext:value-type="string">
            <text:p>CREATE INDEX variants_variant_587281b2 ON variants_variant USING btree ("DANN_rankscore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58ccddde</text:p>
          </table:table-cell>
          <table:table-cell office:value-type="string" calcext:value-type="string">
            <text:p>CREATE INDEX variants_variant_58ccddde ON variants_variant USING btree ("PROVEAN_pred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7">
          <table:table-cell office:value-type="string" calcext:value-type="string">
            <text:p>variants_variant_5971264e</text:p>
          </table:table-cell>
          <table:table-cell office:value-type="string" calcext:value-type="string">
            <text:p>CREATE INDEX variants_variant_5971264e ON variants_variant USING btree (gene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7">
          <table:table-cell office:value-type="string" calcext:value-type="string">
            <text:p>variants_variant_599e41d8</text:p>
          </table:table-cell>
          <table:table-cell office:value-type="string" calcext:value-type="string">
            <text:p>CREATE INDEX variants_variant_599e41d8 ON variants_variant USING btree (chr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7">
          <table:table-cell office:value-type="string" calcext:value-type="string">
            <text:p>variants_variant_5e0bdcbd</text:p>
          </table:table-cell>
          <table:table-cell office:value-type="string" calcext:value-type="string">
            <text:p>CREATE INDEX variants_variant_5e0bdcbd ON variants_variant USING btree (po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variants_variant_605fa31f</text:p>
          </table:table-cell>
          <table:table-cell office:value-type="string" calcext:value-type="string">
            <text:p>CREATE INDEX variants_variant_605fa31f ON variants_variant USING btree ("GenoCanyon_score_rankscore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609ad0b2</text:p>
          </table:table-cell>
          <table:table-cell office:value-type="string" calcext:value-type="string">
            <text:p>CREATE INDEX variants_variant_609ad0b2 ON variants_variant USING btree ("Eigen_PC_raw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variants_variant_63e02a85</text:p>
          </table:table-cell>
          <table:table-cell office:value-type="string" calcext:value-type="string">
            <text:p>CREATE INDEX variants_variant_63e02a85 ON variants_variant USING btree ("phastCons100way_vertebrate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6">
          <table:table-cell office:value-type="string" calcext:value-type="string">
            <text:p>variants_variant_658d1501</text:p>
          </table:table-cell>
          <table:table-cell office:value-type="string" calcext:value-type="string">
            <text:p>CREATE INDEX variants_variant_658d1501 ON variants_variant USING btree (clinvar_r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65c679ca</text:p>
          </table:table-cell>
          <table:table-cell office:value-type="string" calcext:value-type="string">
            <text:p>CREATE INDEX variants_variant_65c679ca ON variants_variant USING btree (vep_consequence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6">
          <table:table-cell office:value-type="string" calcext:value-type="string">
            <text:p>variants_variant_662af502</text:p>
          </table:table-cell>
          <table:table-cell office:value-type="string" calcext:value-type="string">
            <text:p>CREATE INDEX variants_variant_662af502 ON variants_variant USING btree (sift_pred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685e928c</text:p>
          </table:table-cell>
          <table:table-cell office:value-type="string" calcext:value-type="string">
            <text:p>CREATE INDEX variants_variant_685e928c ON variants_variant USING btree ("MutationTaster_score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6">
          <table:table-cell office:value-type="string" calcext:value-type="string">
            <text:p>variants_variant_687c85df</text:p>
          </table:table-cell>
          <table:table-cell office:value-type="string" calcext:value-type="string">
            <text:p>CREATE INDEX variants_variant_687c85df ON variants_variant USING btree (snpeff_effect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7">
          <table:table-cell office:value-type="string" calcext:value-type="string">
            <text:p>variants_variant_6a992d55</text:p>
          </table:table-cell>
          <table:table-cell office:value-type="string" calcext:value-type="string">
            <text:p>CREATE INDEX variants_variant_6a992d55 ON variants_variant USING btree (index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variants_variant_6d6b149e</text:p>
          </table:table-cell>
          <table:table-cell office:value-type="string" calcext:value-type="string">
            <text:p>CREATE INDEX variants_variant_6d6b149e ON variants_variant USING btree ("MutationAssessor_UniprotID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6">
          <table:table-cell office:value-type="string" calcext:value-type="string">
            <text:p>variants_variant_6e0b04c8</text:p>
          </table:table-cell>
          <table:table-cell office:value-type="string" calcext:value-type="string">
            <text:p>CREATE INDEX variants_variant_6e0b04c8 ON variants_variant USING btree (vep_strand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6eeb359a</text:p>
          </table:table-cell>
          <table:table-cell office:value-type="string" calcext:value-type="string">
            <text:p>CREATE INDEX variants_variant_6eeb359a ON variants_variant USING btree (genomes1k_maf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variants_variant_6f897a80</text:p>
          </table:table-cell>
          <table:table-cell office:value-type="string" calcext:value-type="string">
            <text:p>CREATE INDEX variants_variant_6f897a80 ON variants_variant USING btree ("phyloP20way_mammalian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variants_variant_70b7f410</text:p>
          </table:table-cell>
          <table:table-cell office:value-type="string" calcext:value-type="string">
            <text:p>CREATE INDEX variants_variant_70b7f410 ON variants_variant USING btree ("Uniprot_aapos_Polyphen2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7162a612</text:p>
          </table:table-cell>
          <table:table-cell office:value-type="string" calcext:value-type="string">
            <text:p>CREATE INDEX variants_variant_7162a612 ON variants_variant USING btree ("MutationTaster_model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7188232f</text:p>
          </table:table-cell>
          <table:table-cell office:value-type="string" calcext:value-type="string">
            <text:p>CREATE INDEX variants_variant_7188232f ON variants_variant USING btree ("Uniprot_id_Polyphen2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72e8018c</text:p>
          </table:table-cell>
          <table:table-cell office:value-type="string" calcext:value-type="string">
            <text:p>CREATE INDEX variants_variant_72e8018c ON variants_variant USING btree ("CADD_phred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6">
          <table:table-cell office:value-type="string" calcext:value-type="string">
            <text:p>variants_variant_72f7f56a</text:p>
          </table:table-cell>
          <table:table-cell office:value-type="string" calcext:value-type="string">
            <text:p>CREATE INDEX variants_variant_72f7f56a ON variants_variant USING btree (dbsnp_build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74a9eb11</text:p>
          </table:table-cell>
          <table:table-cell office:value-type="string" calcext:value-type="string">
            <text:p>CREATE INDEX variants_variant_74a9eb11 ON variants_variant USING btree ("MetaLR_score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755ad47f</text:p>
          </table:table-cell>
          <table:table-cell office:value-type="string" calcext:value-type="string">
            <text:p>CREATE INDEX variants_variant_755ad47f ON variants_variant USING btree ("Transcript_var_VEST3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6">
          <table:table-cell office:value-type="string" calcext:value-type="string">
            <text:p>variants_variant_7850837b</text:p>
          </table:table-cell>
          <table:table-cell office:value-type="string" calcext:value-type="string">
            <text:p>CREATE INDEX variants_variant_7850837b ON variants_variant USING btree ("SIFT_score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78d720cd</text:p>
          </table:table-cell>
          <table:table-cell office:value-type="string" calcext:value-type="string">
            <text:p>CREATE INDEX variants_variant_78d720cd ON variants_variant USING btree ("DANN_score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7aa04338</text:p>
          </table:table-cell>
          <table:table-cell office:value-type="string" calcext:value-type="string">
            <text:p>CREATE INDEX variants_variant_7aa04338 ON variants_variant USING btree ("MutationAssessor_score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6">
          <table:table-cell office:value-type="string" calcext:value-type="string">
            <text:p>variants_variant_7c13ad3a</text:p>
          </table:table-cell>
          <table:table-cell office:value-type="string" calcext:value-type="string">
            <text:p>CREATE INDEX variants_variant_7c13ad3a ON variants_variant USING btree (vep_condel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variants_variant_7eb55079</text:p>
          </table:table-cell>
          <table:table-cell office:value-type="string" calcext:value-type="string">
            <text:p>CREATE INDEX variants_variant_7eb55079 ON variants_variant USING btree ("H1_hESC_confidence_value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80a8b974</text:p>
          </table:table-cell>
          <table:table-cell office:value-type="string" calcext:value-type="string">
            <text:p>CREATE INDEX variants_variant_80a8b974 ON variants_variant USING btree ("Transcript_id_VEST3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6">
          <table:table-cell office:value-type="string" calcext:value-type="string">
            <text:p>variants_variant_82bd9ffa</text:p>
          </table:table-cell>
          <table:table-cell office:value-type="string" calcext:value-type="string">
            <text:p>CREATE INDEX variants_variant_82bd9ffa ON variants_variant USING btree (vep_gene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6">
          <table:table-cell office:value-type="string" calcext:value-type="string">
            <text:p>variants_variant_82c7a36f</text:p>
          </table:table-cell>
          <table:table-cell office:value-type="string" calcext:value-type="string">
            <text:p>CREATE INDEX variants_variant_82c7a36f ON variants_variant USING btree (vep_sift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6">
          <table:table-cell office:value-type="string" calcext:value-type="string">
            <text:p>variants_variant_83f72f04</text:p>
          </table:table-cell>
          <table:table-cell office:value-type="string" calcext:value-type="string">
            <text:p>CREATE INDEX variants_variant_83f72f04 ON variants_variant USING btree (ada_score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841607b1</text:p>
          </table:table-cell>
          <table:table-cell office:value-type="string" calcext:value-type="string">
            <text:p>CREATE INDEX variants_variant_841607b1 ON variants_variant USING btree (vep_distance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6">
          <table:table-cell office:value-type="string" calcext:value-type="string">
            <text:p>variants_variant_86087f7c</text:p>
          </table:table-cell>
          <table:table-cell office:value-type="string" calcext:value-type="string">
            <text:p>CREATE INDEX variants_variant_86087f7c ON variants_variant USING btree (vep_symbol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variants_variant_8785ab7e</text:p>
          </table:table-cell>
          <table:table-cell office:value-type="string" calcext:value-type="string">
            <text:p>CREATE INDEX variants_variant_8785ab7e ON variants_variant USING btree ("HUVEC_fitCons_rankscore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6">
          <table:table-cell office:value-type="string" calcext:value-type="string">
            <text:p>variants_variant_89bfc5d2</text:p>
          </table:table-cell>
          <table:table-cell office:value-type="string" calcext:value-type="string">
            <text:p>CREATE INDEX variants_variant_89bfc5d2 ON variants_variant USING btree (polyphen2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7">
          <table:table-cell office:value-type="string" calcext:value-type="string">
            <text:p>variants_variant_8e80e3c6</text:p>
          </table:table-cell>
          <table:table-cell office:value-type="string" calcext:value-type="string">
            <text:p>CREATE INDEX variants_variant_8e80e3c6 ON variants_variant USING btree (condel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9698e1fa</text:p>
          </table:table-cell>
          <table:table-cell office:value-type="string" calcext:value-type="string">
            <text:p>CREATE INDEX variants_variant_9698e1fa ON variants_variant USING btree ("LRT_Omega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9ce0b205</text:p>
          </table:table-cell>
          <table:table-cell office:value-type="string" calcext:value-type="string">
            <text:p>CREATE INDEX variants_variant_9ce0b205 ON variants_variant USING btree (snpeff_func_clas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8">
          <table:table-cell office:value-type="string" calcext:value-type="string">
            <text:p>variants_variant_CADD_phred_41f358259ae424a3_like</text:p>
          </table:table-cell>
          <table:table-cell office:value-type="string" calcext:value-type="string">
            <text:p>CREATE INDEX "variants_variant_CADD_phred_41f358259ae424a3_like" ON variants_variant USING btree ("CADD_phred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9">
          <table:table-cell office:value-type="string" calcext:value-type="string">
            <text:p>variants_variant_CADD_raw_9865f8707f70e5c_like</text:p>
          </table:table-cell>
          <table:table-cell office:value-type="string" calcext:value-type="string">
            <text:p>CREATE INDEX "variants_variant_CADD_raw_9865f8707f70e5c_like" ON variants_variant USING btree ("CADD_raw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8">
          <table:table-cell office:value-type="string" calcext:value-type="string">
            <text:p>variants_variant_CADD_raw_rankscore_297cce1686011ee_like</text:p>
          </table:table-cell>
          <table:table-cell office:value-type="string" calcext:value-type="string">
            <text:p>CREATE INDEX "variants_variant_CADD_raw_rankscore_297cce1686011ee_like" ON variants_variant USING btree ("CADD_raw_rankscore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8">
          <table:table-cell office:value-type="string" calcext:value-type="string">
            <text:p>variants_variant_DANN_rankscore_7a5a6a8c7bf6266f_like</text:p>
          </table:table-cell>
          <table:table-cell office:value-type="string" calcext:value-type="string">
            <text:p>CREATE INDEX "variants_variant_DANN_rankscore_7a5a6a8c7bf6266f_like" ON variants_variant USING btree ("DANN_rankscore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8">
          <table:table-cell office:value-type="string" calcext:value-type="string">
            <text:p>variants_variant_DANN_score_2b56be276c76d104_like</text:p>
          </table:table-cell>
          <table:table-cell office:value-type="string" calcext:value-type="string">
            <text:p>CREATE INDEX "variants_variant_DANN_score_2b56be276c76d104_like" ON variants_variant USING btree ("DANN_score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8">
          <table:table-cell office:value-type="string" calcext:value-type="string">
            <text:p>variants_variant_Eigen_PC_raw_79acb4f4087ceb6d_like</text:p>
          </table:table-cell>
          <table:table-cell office:value-type="string" calcext:value-type="string">
            <text:p>CREATE INDEX "variants_variant_Eigen_PC_raw_79acb4f4087ceb6d_like" ON variants_variant USING btree ("Eigen_PC_raw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0">
          <table:table-cell office:value-type="string" calcext:value-type="string">
            <text:p>variants_variant_Eigen_PC_raw_rankscore_19541ec0a67d343d_like</text:p>
          </table:table-cell>
          <table:table-cell office:value-type="string" calcext:value-type="string">
            <text:p>CREATE INDEX "variants_variant_Eigen_PC_raw_rankscore_19541ec0a67d343d_like" ON variants_variant USING btree ("Eigen_PC_raw_rankscore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8">
          <table:table-cell office:value-type="string" calcext:value-type="string">
            <text:p>variants_variant_Eigen_phred_a94297acaab1e7e_like</text:p>
          </table:table-cell>
          <table:table-cell office:value-type="string" calcext:value-type="string">
            <text:p>CREATE INDEX "variants_variant_Eigen_phred_a94297acaab1e7e_like" ON variants_variant USING btree ("Eigen_phred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9">
          <table:table-cell office:value-type="string" calcext:value-type="string">
            <text:p>variants_variant_Eigen_raw_4b605ea111bd7e3d_like</text:p>
          </table:table-cell>
          <table:table-cell office:value-type="string" calcext:value-type="string">
            <text:p>CREATE INDEX "variants_variant_Eigen_raw_4b605ea111bd7e3d_like" ON variants_variant USING btree ("Eigen_raw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0">
          <table:table-cell office:value-type="string" calcext:value-type="string">
            <text:p>variants_variant_Eigen_raw_rankscore_5dbf110605984242_like</text:p>
          </table:table-cell>
          <table:table-cell office:value-type="string" calcext:value-type="string">
            <text:p>CREATE INDEX "variants_variant_Eigen_raw_rankscore_5dbf110605984242_like" ON variants_variant USING btree ("Eigen_raw_rankscore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8">
          <table:table-cell office:value-type="string" calcext:value-type="string">
            <text:p>variants_variant_FATHMM_pred_2bbf9b23df1f0c29_like</text:p>
          </table:table-cell>
          <table:table-cell office:value-type="string" calcext:value-type="string">
            <text:p>CREATE INDEX "variants_variant_FATHMM_pred_2bbf9b23df1f0c29_like" ON variants_variant USING btree ("FATHMM_pred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8">
          <table:table-cell office:value-type="string" calcext:value-type="string">
            <text:p>variants_variant_FATHMM_score_783b0befb0148268_like</text:p>
          </table:table-cell>
          <table:table-cell office:value-type="string" calcext:value-type="string">
            <text:p>CREATE INDEX "variants_variant_FATHMM_score_783b0befb0148268_like" ON variants_variant USING btree ("FATHMM_score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9">
          <table:table-cell office:value-type="string" calcext:value-type="string">
            <text:p>variants_variant_GERP_NR_7f3e30414fdd6905_like</text:p>
          </table:table-cell>
          <table:table-cell office:value-type="string" calcext:value-type="string">
            <text:p>CREATE INDEX "variants_variant_GERP_NR_7f3e30414fdd6905_like" ON variants_variant USING btree ("GERP_NR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9">
          <table:table-cell office:value-type="string" calcext:value-type="string">
            <text:p>variants_variant_GERP_RS_33a2e9c3386d2587_like</text:p>
          </table:table-cell>
          <table:table-cell office:value-type="string" calcext:value-type="string">
            <text:p>CREATE INDEX "variants_variant_GERP_RS_33a2e9c3386d2587_like" ON variants_variant USING btree ("GERP_RS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0">
          <table:table-cell office:value-type="string" calcext:value-type="string">
            <text:p>variants_variant_GERP_RS_rankscore_222e3e815ce7de88_like</text:p>
          </table:table-cell>
          <table:table-cell office:value-type="string" calcext:value-type="string">
            <text:p>CREATE INDEX "variants_variant_GERP_RS_rankscore_222e3e815ce7de88_like" ON variants_variant USING btree ("GERP_RS_rankscore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variants_variant_GM12878_confidence_value_40ab8859669e9bd4_like</text:p>
          </table:table-cell>
          <table:table-cell office:value-type="string" calcext:value-type="string">
            <text:p>CREATE INDEX "variants_variant_GM12878_confidence_value_40ab8859669e9bd4_like" ON variants_variant USING btree ("GM12878_confidence_value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variants_variant_GM12878_fitCons_rankscore_fa8370b0d4c992f_like</text:p>
          </table:table-cell>
          <table:table-cell office:value-type="string" calcext:value-type="string">
            <text:p>CREATE INDEX "variants_variant_GM12878_fitCons_rankscore_fa8370b0d4c992f_like" ON variants_variant USING btree ("GM12878_fitCons_rankscore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0">
          <table:table-cell office:value-type="string" calcext:value-type="string">
            <text:p>variants_variant_GM12878_fitCons_score_5f0f249752fce586_like</text:p>
          </table:table-cell>
          <table:table-cell office:value-type="string" calcext:value-type="string">
            <text:p>CREATE INDEX "variants_variant_GM12878_fitCons_score_5f0f249752fce586_like" ON variants_variant USING btree ("GM12878_fitCons_score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8">
          <table:table-cell office:value-type="string" calcext:value-type="string">
            <text:p>variants_variant_GenoCanyon_score_5bf93c42ff009812_like</text:p>
          </table:table-cell>
          <table:table-cell office:value-type="string" calcext:value-type="string">
            <text:p>CREATE INDEX "variants_variant_GenoCanyon_score_5bf93c42ff009812_like" ON variants_variant USING btree ("GenoCanyon_score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variants_variant_H1_hESC_confidence_value_74ea146b784167c2_like</text:p>
          </table:table-cell>
          <table:table-cell office:value-type="string" calcext:value-type="string">
            <text:p>CREATE INDEX "variants_variant_H1_hESC_confidence_value_74ea146b784167c2_like" ON variants_variant USING btree ("H1_hESC_confidence_value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0">
          <table:table-cell office:value-type="string" calcext:value-type="string">
            <text:p>variants_variant_H1_hESC_fitCons_score_2693dae6be949c56_like</text:p>
          </table:table-cell>
          <table:table-cell office:value-type="string" calcext:value-type="string">
            <text:p>CREATE INDEX "variants_variant_H1_hESC_fitCons_score_2693dae6be949c56_like" ON variants_variant USING btree ("H1_hESC_fitCons_score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variants_variant_HUVEC_confidence_value_31fe364b1150ae4b_like</text:p>
          </table:table-cell>
          <table:table-cell office:value-type="string" calcext:value-type="string">
            <text:p>CREATE INDEX "variants_variant_HUVEC_confidence_value_31fe364b1150ae4b_like" ON variants_variant USING btree ("HUVEC_confidence_value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variants_variant_HUVEC_fitCons_rankscore_65b74c44de6e5c75_like</text:p>
          </table:table-cell>
          <table:table-cell office:value-type="string" calcext:value-type="string">
            <text:p>CREATE INDEX "variants_variant_HUVEC_fitCons_rankscore_65b74c44de6e5c75_like" ON variants_variant USING btree ("HUVEC_fitCons_rankscore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0">
          <table:table-cell office:value-type="string" calcext:value-type="string">
            <text:p>variants_variant_HUVEC_fitCons_score_6584ed4bee609464_like</text:p>
          </table:table-cell>
          <table:table-cell office:value-type="string" calcext:value-type="string">
            <text:p>CREATE INDEX "variants_variant_HUVEC_fitCons_score_6584ed4bee609464_like" ON variants_variant USING btree ("HUVEC_fitCons_score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8">
          <table:table-cell office:value-type="string" calcext:value-type="string">
            <text:p>variants_variant_LRT_Omega_58fa5c63af13ef39_like</text:p>
          </table:table-cell>
          <table:table-cell office:value-type="string" calcext:value-type="string">
            <text:p>CREATE INDEX "variants_variant_LRT_Omega_58fa5c63af13ef39_like" ON variants_variant USING btree ("LRT_Omega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variants_variant_LRT_converted_rankscore_1f8e9111eaf136f0_like</text:p>
          </table:table-cell>
          <table:table-cell office:value-type="string" calcext:value-type="string">
            <text:p>CREATE INDEX "variants_variant_LRT_converted_rankscore_1f8e9111eaf136f0_like" ON variants_variant USING btree ("LRT_converted_rankscore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9">
          <table:table-cell office:value-type="string" calcext:value-type="string">
            <text:p>variants_variant_LRT_pred_7a5511d8ad1f22ef_like</text:p>
          </table:table-cell>
          <table:table-cell office:value-type="string" calcext:value-type="string">
            <text:p>CREATE INDEX "variants_variant_LRT_pred_7a5511d8ad1f22ef_like" ON variants_variant USING btree ("LRT_pred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9">
          <table:table-cell office:value-type="string" calcext:value-type="string">
            <text:p>variants_variant_LRT_score_16c791f0a7b3d542_like</text:p>
          </table:table-cell>
          <table:table-cell office:value-type="string" calcext:value-type="string">
            <text:p>CREATE INDEX "variants_variant_LRT_score_16c791f0a7b3d542_like" ON variants_variant USING btree ("LRT_score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8">
          <table:table-cell office:value-type="string" calcext:value-type="string">
            <text:p>variants_variant_MetaLR_pred_74a0766dfc718746_like</text:p>
          </table:table-cell>
          <table:table-cell office:value-type="string" calcext:value-type="string">
            <text:p>CREATE INDEX "variants_variant_MetaLR_pred_74a0766dfc718746_like" ON variants_variant USING btree ("MetaLR_pred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8">
          <table:table-cell office:value-type="string" calcext:value-type="string">
            <text:p>variants_variant_MetaLR_rankscore_c2c2c902e0714ba_like</text:p>
          </table:table-cell>
          <table:table-cell office:value-type="string" calcext:value-type="string">
            <text:p>CREATE INDEX "variants_variant_MetaLR_rankscore_c2c2c902e0714ba_like" ON variants_variant USING btree ("MetaLR_rankscore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8">
          <table:table-cell office:value-type="string" calcext:value-type="string">
            <text:p>variants_variant_MetaLR_score_27e1a17df5f5d3ab_like</text:p>
          </table:table-cell>
          <table:table-cell office:value-type="string" calcext:value-type="string">
            <text:p>CREATE INDEX "variants_variant_MetaLR_score_27e1a17df5f5d3ab_like" ON variants_variant USING btree ("MetaLR_score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8">
          <table:table-cell office:value-type="string" calcext:value-type="string">
            <text:p>variants_variant_MetaSVM_pred_336aae7259830cd_like</text:p>
          </table:table-cell>
          <table:table-cell office:value-type="string" calcext:value-type="string">
            <text:p>CREATE INDEX "variants_variant_MetaSVM_pred_336aae7259830cd_like" ON variants_variant USING btree ("MetaSVM_pred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0">
          <table:table-cell office:value-type="string" calcext:value-type="string">
            <text:p>variants_variant_MetaSVM_rankscore_3ba0ed21f95cb278_like</text:p>
          </table:table-cell>
          <table:table-cell office:value-type="string" calcext:value-type="string">
            <text:p>CREATE INDEX "variants_variant_MetaSVM_rankscore_3ba0ed21f95cb278_like" ON variants_variant USING btree ("MetaSVM_rankscore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8">
          <table:table-cell office:value-type="string" calcext:value-type="string">
            <text:p>variants_variant_MetaSVM_score_4956aeefd4283d95_like</text:p>
          </table:table-cell>
          <table:table-cell office:value-type="string" calcext:value-type="string">
            <text:p>CREATE INDEX "variants_variant_MetaSVM_score_4956aeefd4283d95_like" ON variants_variant USING btree ("MetaSVM_score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0">
          <table:table-cell office:value-type="string" calcext:value-type="string">
            <text:p>variants_variant_MutationAssessor_pred_4888d3120b897f01_like</text:p>
          </table:table-cell>
          <table:table-cell office:value-type="string" calcext:value-type="string">
            <text:p>CREATE INDEX "variants_variant_MutationAssessor_pred_4888d3120b897f01_like" ON variants_variant USING btree ("MutationAssessor_pred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0">
          <table:table-cell office:value-type="string" calcext:value-type="string">
            <text:p>variants_variant_MutationAssessor_score_6dc1a74fb9d5c3e1_like</text:p>
          </table:table-cell>
          <table:table-cell office:value-type="string" calcext:value-type="string">
            <text:p>CREATE INDEX "variants_variant_MutationAssessor_score_6dc1a74fb9d5c3e1_like" ON variants_variant USING btree ("MutationAssessor_score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0">
          <table:table-cell office:value-type="string" calcext:value-type="string">
            <text:p>variants_variant_MutationAssessor_variant_3c4e4769cb4edd38_like</text:p>
          </table:table-cell>
          <table:table-cell office:value-type="string" calcext:value-type="string">
            <text:p>CREATE INDEX "variants_variant_MutationAssessor_variant_3c4e4769cb4edd38_like" ON variants_variant USING btree ("MutationAssessor_variant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0">
          <table:table-cell office:value-type="string" calcext:value-type="string">
            <text:p>variants_variant_MutationTaster_AAE_4ee680a100a534a7_like</text:p>
          </table:table-cell>
          <table:table-cell office:value-type="string" calcext:value-type="string">
            <text:p>CREATE INDEX "variants_variant_MutationTaster_AAE_4ee680a100a534a7_like" ON variants_variant USING btree ("MutationTaster_AAE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0">
          <table:table-cell office:value-type="string" calcext:value-type="string">
            <text:p>variants_variant_MutationTaster_model_35d7a7d2646f89d2_like</text:p>
          </table:table-cell>
          <table:table-cell office:value-type="string" calcext:value-type="string">
            <text:p>CREATE INDEX "variants_variant_MutationTaster_model_35d7a7d2646f89d2_like" ON variants_variant USING btree ("MutationTaster_model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0">
          <table:table-cell office:value-type="string" calcext:value-type="string">
            <text:p>variants_variant_MutationTaster_pred_72c321c2ab831032_like</text:p>
          </table:table-cell>
          <table:table-cell office:value-type="string" calcext:value-type="string">
            <text:p>CREATE INDEX "variants_variant_MutationTaster_pred_72c321c2ab831032_like" ON variants_variant USING btree ("MutationTaster_pred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8">
          <table:table-cell office:value-type="string" calcext:value-type="string">
            <text:p>variants_variant_MutationTaster_score_129bcc7feacf400f_like</text:p>
          </table:table-cell>
          <table:table-cell office:value-type="string" calcext:value-type="string">
            <text:p>CREATE INDEX "variants_variant_MutationTaster_score_129bcc7feacf400f_like" ON variants_variant USING btree ("MutationTaster_score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8">
          <table:table-cell office:value-type="string" calcext:value-type="string">
            <text:p>variants_variant_PROVEAN_pred_64f96e127f9b3219_like</text:p>
          </table:table-cell>
          <table:table-cell office:value-type="string" calcext:value-type="string">
            <text:p>CREATE INDEX "variants_variant_PROVEAN_pred_64f96e127f9b3219_like" ON variants_variant USING btree ("PROVEAN_pred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8">
          <table:table-cell office:value-type="string" calcext:value-type="string">
            <text:p>variants_variant_PROVEAN_score_4b48093917b1c653_like</text:p>
          </table:table-cell>
          <table:table-cell office:value-type="string" calcext:value-type="string">
            <text:p>CREATE INDEX "variants_variant_PROVEAN_score_4b48093917b1c653_like" ON variants_variant USING btree ("PROVEAN_score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0">
          <table:table-cell office:value-type="string" calcext:value-type="string">
            <text:p>variants_variant_Polyphen2_HDIV_pred_29489fcfa5181f11_like</text:p>
          </table:table-cell>
          <table:table-cell office:value-type="string" calcext:value-type="string">
            <text:p>CREATE INDEX "variants_variant_Polyphen2_HDIV_pred_29489fcfa5181f11_like" ON variants_variant USING btree ("Polyphen2_HDIV_pred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variants_variant_Polyphen2_HDIV_rankscore_649c6b2b0cba0bef_like</text:p>
          </table:table-cell>
          <table:table-cell office:value-type="string" calcext:value-type="string">
            <text:p>CREATE INDEX "variants_variant_Polyphen2_HDIV_rankscore_649c6b2b0cba0bef_like" ON variants_variant USING btree ("Polyphen2_HDIV_rankscore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0">
          <table:table-cell office:value-type="string" calcext:value-type="string">
            <text:p>variants_variant_Polyphen2_HDIV_score_20108a47739993ab_like</text:p>
          </table:table-cell>
          <table:table-cell office:value-type="string" calcext:value-type="string">
            <text:p>CREATE INDEX "variants_variant_Polyphen2_HDIV_score_20108a47739993ab_like" ON variants_variant USING btree ("Polyphen2_HDIV_score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0">
          <table:table-cell office:value-type="string" calcext:value-type="string">
            <text:p>variants_variant_Polyphen2_HVAR_pred_e5f842c43940319_like</text:p>
          </table:table-cell>
          <table:table-cell office:value-type="string" calcext:value-type="string">
            <text:p>CREATE INDEX "variants_variant_Polyphen2_HVAR_pred_e5f842c43940319_like" ON variants_variant USING btree ("Polyphen2_HVAR_pred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variants_variant_Polyphen2_HVAR_rankscore_538c8e3a5cf0dad9_like</text:p>
          </table:table-cell>
          <table:table-cell office:value-type="string" calcext:value-type="string">
            <text:p>CREATE INDEX "variants_variant_Polyphen2_HVAR_rankscore_538c8e3a5cf0dad9_like" ON variants_variant USING btree ("Polyphen2_HVAR_rankscore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0">
          <table:table-cell office:value-type="string" calcext:value-type="string">
            <text:p>variants_variant_Polyphen2_HVAR_score_457cc2ce0d025020_like</text:p>
          </table:table-cell>
          <table:table-cell office:value-type="string" calcext:value-type="string">
            <text:p>CREATE INDEX "variants_variant_Polyphen2_HVAR_score_457cc2ce0d025020_like" ON variants_variant USING btree ("Polyphen2_HVAR_score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8">
          <table:table-cell office:value-type="string" calcext:value-type="string">
            <text:p>variants_variant_Reliability_index_691ccf422f0812d4_like</text:p>
          </table:table-cell>
          <table:table-cell office:value-type="string" calcext:value-type="string">
            <text:p>CREATE INDEX "variants_variant_Reliability_index_691ccf422f0812d4_like" ON variants_variant USING btree ("Reliability_index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variants_variant_SIFT_converted_rankscore_295e4cf72af0fdb8_like</text:p>
          </table:table-cell>
          <table:table-cell office:value-type="string" calcext:value-type="string">
            <text:p>CREATE INDEX "variants_variant_SIFT_converted_rankscore_295e4cf72af0fdb8_like" ON variants_variant USING btree ("SIFT_converted_rankscore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9">
          <table:table-cell office:value-type="string" calcext:value-type="string">
            <text:p>variants_variant_SIFT_pred_75204752137103a9_like</text:p>
          </table:table-cell>
          <table:table-cell office:value-type="string" calcext:value-type="string">
            <text:p>CREATE INDEX "variants_variant_SIFT_pred_75204752137103a9_like" ON variants_variant USING btree ("SIFT_pred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9">
          <table:table-cell office:value-type="string" calcext:value-type="string">
            <text:p>variants_variant_SIFT_score_4e069231b254fc74_like</text:p>
          </table:table-cell>
          <table:table-cell office:value-type="string" calcext:value-type="string">
            <text:p>CREATE INDEX "variants_variant_SIFT_score_4e069231b254fc74_like" ON variants_variant USING btree ("SIFT_score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0">
          <table:table-cell office:value-type="string" calcext:value-type="string">
            <text:p>variants_variant_SiPhy_29way_logOdds_3360bcf3a8ca9e8c_like</text:p>
          </table:table-cell>
          <table:table-cell office:value-type="string" calcext:value-type="string">
            <text:p>CREATE INDEX "variants_variant_SiPhy_29way_logOdds_3360bcf3a8ca9e8c_like" ON variants_variant USING btree ("SiPhy_29way_logOdds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8">
          <table:table-cell office:value-type="string" calcext:value-type="string">
            <text:p>variants_variant_SiPhy_29way_pi_3e20058cbaab4cf2_like</text:p>
          </table:table-cell>
          <table:table-cell office:value-type="string" calcext:value-type="string">
            <text:p>CREATE INDEX "variants_variant_SiPhy_29way_pi_3e20058cbaab4cf2_like" ON variants_variant USING btree ("SiPhy_29way_pi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0">
          <table:table-cell office:value-type="string" calcext:value-type="string">
            <text:p>variants_variant_Transcript_id_VEST3_431a105822686234_like</text:p>
          </table:table-cell>
          <table:table-cell office:value-type="string" calcext:value-type="string">
            <text:p>CREATE INDEX "variants_variant_Transcript_id_VEST3_431a105822686234_like" ON variants_variant USING btree ("Transcript_id_VEST3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0">
          <table:table-cell office:value-type="string" calcext:value-type="string">
            <text:p>variants_variant_Transcript_var_VEST3_18b949f47857cfd0_like</text:p>
          </table:table-cell>
          <table:table-cell office:value-type="string" calcext:value-type="string">
            <text:p>CREATE INDEX "variants_variant_Transcript_var_VEST3_18b949f47857cfd0_like" ON variants_variant USING btree ("Transcript_var_VEST3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variants_variant_Uniprot_aapos_Polyphen2_36b62f27d56f74fb_like</text:p>
          </table:table-cell>
          <table:table-cell office:value-type="string" calcext:value-type="string">
            <text:p>CREATE INDEX "variants_variant_Uniprot_aapos_Polyphen2_36b62f27d56f74fb_like" ON variants_variant USING btree ("Uniprot_aapos_Polyphen2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0">
          <table:table-cell office:value-type="string" calcext:value-type="string">
            <text:p>variants_variant_Uniprot_acc_Polyphen2_23e2ee37c0d66b33_like</text:p>
          </table:table-cell>
          <table:table-cell office:value-type="string" calcext:value-type="string">
            <text:p>CREATE INDEX "variants_variant_Uniprot_acc_Polyphen2_23e2ee37c0d66b33_like" ON variants_variant USING btree ("Uniprot_acc_Polyphen2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0">
          <table:table-cell office:value-type="string" calcext:value-type="string">
            <text:p>variants_variant_Uniprot_id_Polyphen2_4a9682235b3e09d3_like</text:p>
          </table:table-cell>
          <table:table-cell office:value-type="string" calcext:value-type="string">
            <text:p>CREATE INDEX "variants_variant_Uniprot_id_Polyphen2_4a9682235b3e09d3_like" ON variants_variant USING btree ("Uniprot_id_Polyphen2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8">
          <table:table-cell office:value-type="string" calcext:value-type="string">
            <text:p>variants_variant_VEST3_rankscore_3cfb8741a885c639_like</text:p>
          </table:table-cell>
          <table:table-cell office:value-type="string" calcext:value-type="string">
            <text:p>CREATE INDEX "variants_variant_VEST3_rankscore_3cfb8741a885c639_like" ON variants_variant USING btree ("VEST3_rankscore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8">
          <table:table-cell office:value-type="string" calcext:value-type="string">
            <text:p>variants_variant_VEST3_score_347a88f9f104f66e_like</text:p>
          </table:table-cell>
          <table:table-cell office:value-type="string" calcext:value-type="string">
            <text:p>CREATE INDEX "variants_variant_VEST3_score_347a88f9f104f66e_like" ON variants_variant USING btree ("VEST3_score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a16438ec</text:p>
          </table:table-cell>
          <table:table-cell office:value-type="string" calcext:value-type="string">
            <text:p>CREATE INDEX variants_variant_a16438ec ON variants_variant USING btree (vep_feature_type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a1e72d16</text:p>
          </table:table-cell>
          <table:table-cell office:value-type="string" calcext:value-type="string">
            <text:p>CREATE INDEX variants_variant_a1e72d16 ON variants_variant USING btree ("Polyphen2_HDIV_pred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a2d73e40</text:p>
          </table:table-cell>
          <table:table-cell office:value-type="string" calcext:value-type="string">
            <text:p>CREATE INDEX variants_variant_a2d73e40 ON variants_variant USING btree ("PROVEAN_score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7">
          <table:table-cell office:value-type="string" calcext:value-type="string">
            <text:p>variants_variant_a54956ce</text:p>
          </table:table-cell>
          <table:table-cell office:value-type="string" calcext:value-type="string">
            <text:p>CREATE INDEX variants_variant_a54956ce ON variants_variant USING btree (sift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a5603e7d</text:p>
          </table:table-cell>
          <table:table-cell office:value-type="string" calcext:value-type="string">
            <text:p>CREATE INDEX variants_variant_a5603e7d ON variants_variant USING btree ("GERP_RS_rankscore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a63a652e</text:p>
          </table:table-cell>
          <table:table-cell office:value-type="string" calcext:value-type="string">
            <text:p>CREATE INDEX variants_variant_a63a652e ON variants_variant USING btree (vep_existing_variation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variants_variant_ac886c88</text:p>
          </table:table-cell>
          <table:table-cell office:value-type="string" calcext:value-type="string">
            <text:p>CREATE INDEX variants_variant_ac886c88 ON variants_variant USING btree ("integrated_fitCons_rankscore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ae92074a</text:p>
          </table:table-cell>
          <table:table-cell office:value-type="string" calcext:value-type="string">
            <text:p>CREATE INDEX variants_variant_ae92074a ON variants_variant USING btree ("MutationTaster_pred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aed2a07e</text:p>
          </table:table-cell>
          <table:table-cell office:value-type="string" calcext:value-type="string">
            <text:p>CREATE INDEX variants_variant_aed2a07e ON variants_variant USING btree ("MetaSVM_pred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b133c61c</text:p>
          </table:table-cell>
          <table:table-cell office:value-type="string" calcext:value-type="string">
            <text:p>CREATE INDEX variants_variant_b133c61c ON variants_variant USING btree ("GenoCanyon_score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b18ab1ce</text:p>
          </table:table-cell>
          <table:table-cell office:value-type="string" calcext:value-type="string">
            <text:p>CREATE INDEX variants_variant_b18ab1ce ON variants_variant USING btree ("SiPhy_29way_logOdds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7">
          <table:table-cell office:value-type="string" calcext:value-type="string">
            <text:p>variants_variant_b2c97ae4</text:p>
          </table:table-cell>
          <table:table-cell office:value-type="string" calcext:value-type="string">
            <text:p>CREATE INDEX variants_variant_b2c97ae4 ON variants_variant USING btree (filter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6">
          <table:table-cell office:value-type="string" calcext:value-type="string">
            <text:p>variants_variant_b2d2ba6b</text:p>
          </table:table-cell>
          <table:table-cell office:value-type="string" calcext:value-type="string">
            <text:p>CREATE INDEX variants_variant_b2d2ba6b ON variants_variant USING btree (clinvar_trait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variants_variant_b5769d90</text:p>
          </table:table-cell>
          <table:table-cell office:value-type="string" calcext:value-type="string">
            <text:p>CREATE INDEX variants_variant_b5769d90 ON variants_variant USING btree ("Polyphen2_HVAR_rankscore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b7ea7e94</text:p>
          </table:table-cell>
          <table:table-cell office:value-type="string" calcext:value-type="string">
            <text:p>CREATE INDEX variants_variant_b7ea7e94 ON variants_variant USING btree ("Reliability_index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ba606789</text:p>
          </table:table-cell>
          <table:table-cell office:value-type="string" calcext:value-type="string">
            <text:p>CREATE INDEX variants_variant_ba606789 ON variants_variant USING btree (snpeff_exon_rank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6">
          <table:table-cell office:value-type="string" calcext:value-type="string">
            <text:p>variants_variant_badc5c56</text:p>
          </table:table-cell>
          <table:table-cell office:value-type="string" calcext:value-type="string">
            <text:p>CREATE INDEX variants_variant_badc5c56 ON variants_variant USING btree (vep_codon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6">
          <table:table-cell office:value-type="string" calcext:value-type="string">
            <text:p>variants_variant_be8b2495</text:p>
          </table:table-cell>
          <table:table-cell office:value-type="string" calcext:value-type="string">
            <text:p>CREATE INDEX variants_variant_be8b2495 ON variants_variant USING btree ("GERP_RS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6">
          <table:table-cell office:value-type="string" calcext:value-type="string">
            <text:p>variants_variant_bfb57224</text:p>
          </table:table-cell>
          <table:table-cell office:value-type="string" calcext:value-type="string">
            <text:p>CREATE INDEX variants_variant_bfb57224 ON variants_variant USING btree (read_depth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c0d39c8d</text:p>
          </table:table-cell>
          <table:table-cell office:value-type="string" calcext:value-type="string">
            <text:p>CREATE INDEX variants_variant_c0d39c8d ON variants_variant USING btree ("FATHMM_score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c3b951eb</text:p>
          </table:table-cell>
          <table:table-cell office:value-type="string" calcext:value-type="string">
            <text:p>CREATE INDEX variants_variant_c3b951eb ON variants_variant USING btree (vep_cdna_position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variants_variant_c585c155</text:p>
          </table:table-cell>
          <table:table-cell office:value-type="string" calcext:value-type="string">
            <text:p>CREATE INDEX variants_variant_c585c155 ON variants_variant USING btree ("fathmm_MKL_coding_score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c5fcedf6</text:p>
          </table:table-cell>
          <table:table-cell office:value-type="string" calcext:value-type="string">
            <text:p>CREATE INDEX variants_variant_c5fcedf6 ON variants_variant USING btree ("CADD_raw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6">
          <table:table-cell office:value-type="string" calcext:value-type="string">
            <text:p>variants_variant_c8a4af4a</text:p>
          </table:table-cell>
          <table:table-cell office:value-type="string" calcext:value-type="string">
            <text:p>CREATE INDEX variants_variant_c8a4af4a ON variants_variant USING btree (condel_pred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ca59cdf6</text:p>
          </table:table-cell>
          <table:table-cell office:value-type="string" calcext:value-type="string">
            <text:p>CREATE INDEX variants_variant_ca59cdf6 ON variants_variant USING btree ("MetaSVM_score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cb6297c9</text:p>
          </table:table-cell>
          <table:table-cell office:value-type="string" calcext:value-type="string">
            <text:p>CREATE INDEX variants_variant_cb6297c9 ON variants_variant USING btree (vep_amino_acid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1">
          <table:table-cell office:value-type="string" calcext:value-type="string">
            <text:p>variants_variant_cbb15f37</text:p>
          </table:table-cell>
          <table:table-cell office:value-type="string" calcext:value-type="string">
            <text:p>CREATE INDEX variants_variant_cbb15f37 ON variants_variant USING btree ("phastCons20way_mammalian_rankscore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variants_variant_cc29b253</text:p>
          </table:table-cell>
          <table:table-cell office:value-type="string" calcext:value-type="string">
            <text:p>CREATE INDEX variants_variant_cc29b253 ON variants_variant USING btree ("FATHMM_converted_rankscore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6">
          <table:table-cell office:value-type="string" calcext:value-type="string">
            <text:p>variants_variant_cdfde251</text:p>
          </table:table-cell>
          <table:table-cell office:value-type="string" calcext:value-type="string">
            <text:p>CREATE INDEX variants_variant_cdfde251 ON variants_variant USING btree ("LRT_pred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6">
          <table:table-cell office:value-type="string" calcext:value-type="string">
            <text:p>variants_variant_cdffd8d5</text:p>
          </table:table-cell>
          <table:table-cell office:value-type="string" calcext:value-type="string">
            <text:p>CREATE INDEX variants_variant_cdffd8d5 ON variants_variant USING btree (dbsnp_maf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ce4a8f8b</text:p>
          </table:table-cell>
          <table:table-cell office:value-type="string" calcext:value-type="string">
            <text:p>CREATE INDEX variants_variant_ce4a8f8b ON variants_variant USING btree ("SiPhy_29way_pi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cea9cf6b</text:p>
          </table:table-cell>
          <table:table-cell office:value-type="string" calcext:value-type="string">
            <text:p>CREATE INDEX variants_variant_cea9cf6b ON variants_variant USING btree ("VEST3_rankscore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variants_variant_chr_2986408e66858154_like</text:p>
          </table:table-cell>
          <table:table-cell office:value-type="string" calcext:value-type="string">
            <text:p>CREATE INDEX variants_variant_chr_2986408e66858154_like ON variants_variant USING btree (chr varchar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8">
          <table:table-cell office:value-type="string" calcext:value-type="string">
            <text:p>variants_variant_clinvar_CLNSRC_259b6cec4793a248_like</text:p>
          </table:table-cell>
          <table:table-cell office:value-type="string" calcext:value-type="string">
            <text:p>CREATE INDEX "variants_variant_clinvar_CLNSRC_259b6cec4793a248_like" ON variants_variant USING btree ("clinvar_CLNSRC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8">
          <table:table-cell office:value-type="string" calcext:value-type="string">
            <text:p>variants_variant_clinvar_clnsig_5e0147892e2ffef0_like</text:p>
          </table:table-cell>
          <table:table-cell office:value-type="string" calcext:value-type="string">
            <text:p>CREATE INDEX variants_variant_clinvar_clnsig_5e0147892e2ffef0_like ON variants_variant USING btree (clinvar_clnsig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8">
          <table:table-cell office:value-type="string" calcext:value-type="string">
            <text:p>variants_variant_clinvar_golden_stars_4c8e71d979ba93a4_like</text:p>
          </table:table-cell>
          <table:table-cell office:value-type="string" calcext:value-type="string">
            <text:p>CREATE INDEX variants_variant_clinvar_golden_stars_4c8e71d979ba93a4_like ON variants_variant USING btree (clinvar_golden_stars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1">
          <table:table-cell office:value-type="string" calcext:value-type="string">
            <text:p>variants_variant_clinvar_rs_67bcc06ecf76e318_like</text:p>
          </table:table-cell>
          <table:table-cell office:value-type="string" calcext:value-type="string">
            <text:p>CREATE INDEX variants_variant_clinvar_rs_67bcc06ecf76e318_like ON variants_variant USING btree (clinvar_rs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9">
          <table:table-cell office:value-type="string" calcext:value-type="string">
            <text:p>variants_variant_clinvar_trait_18debbd0f340cbcf_like</text:p>
          </table:table-cell>
          <table:table-cell office:value-type="string" calcext:value-type="string">
            <text:p>CREATE INDEX variants_variant_clinvar_trait_18debbd0f340cbcf_like ON variants_variant USING btree (clinvar_trait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9">
          <table:table-cell office:value-type="string" calcext:value-type="string">
            <text:p>variants_variant_condel_pred_4fa0d28733dc9757_like</text:p>
          </table:table-cell>
          <table:table-cell office:value-type="string" calcext:value-type="string">
            <text:p>CREATE INDEX variants_variant_condel_pred_4fa0d28733dc9757_like ON variants_variant USING btree (condel_pred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variants_variant_d27d3d04</text:p>
          </table:table-cell>
          <table:table-cell office:value-type="string" calcext:value-type="string">
            <text:p>CREATE INDEX variants_variant_d27d3d04 ON variants_variant USING btree ("SIFT_converted_rankscore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variants_variant_d30db58a</text:p>
          </table:table-cell>
          <table:table-cell office:value-type="string" calcext:value-type="string">
            <text:p>CREATE INDEX variants_variant_d30db58a ON variants_variant USING btree ("phastCons20way_mammalian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variants_variant_d31004ca</text:p>
          </table:table-cell>
          <table:table-cell office:value-type="string" calcext:value-type="string">
            <text:p>CREATE INDEX variants_variant_d31004ca ON variants_variant USING btree ("Polyphen2_HDIV_rankscore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d557d3e1</text:p>
          </table:table-cell>
          <table:table-cell office:value-type="string" calcext:value-type="string">
            <text:p>CREATE INDEX variants_variant_d557d3e1 ON variants_variant USING btree (vep_protein_position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6">
          <table:table-cell office:value-type="string" calcext:value-type="string">
            <text:p>variants_variant_d5c2db4d</text:p>
          </table:table-cell>
          <table:table-cell office:value-type="string" calcext:value-type="string">
            <text:p>CREATE INDEX variants_variant_d5c2db4d ON variants_variant USING btree ("GERP_NR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d72d1321</text:p>
          </table:table-cell>
          <table:table-cell office:value-type="string" calcext:value-type="string">
            <text:p>CREATE INDEX variants_variant_d72d1321 ON variants_variant USING btree ("Eigen_phred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6">
          <table:table-cell office:value-type="string" calcext:value-type="string">
            <text:p>variants_variant_d8690e01</text:p>
          </table:table-cell>
          <table:table-cell office:value-type="string" calcext:value-type="string">
            <text:p>CREATE INDEX variants_variant_d8690e01 ON variants_variant USING btree ("Eigen_raw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d875f40e</text:p>
          </table:table-cell>
          <table:table-cell office:value-type="string" calcext:value-type="string">
            <text:p>CREATE INDEX variants_variant_d875f40e ON variants_variant USING btree ("Polyphen2_HVAR_pred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d9bbca2d</text:p>
          </table:table-cell>
          <table:table-cell office:value-type="string" calcext:value-type="string">
            <text:p>CREATE INDEX variants_variant_d9bbca2d ON variants_variant USING btree ("Polyphen2_HVAR_score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dec16758</text:p>
          </table:table-cell>
          <table:table-cell office:value-type="string" calcext:value-type="string">
            <text:p>CREATE INDEX variants_variant_dec16758 ON variants_variant USING btree (clinvar_clnsig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6">
          <table:table-cell office:value-type="string" calcext:value-type="string">
            <text:p>variants_variant_e108ecb8</text:p>
          </table:table-cell>
          <table:table-cell office:value-type="string" calcext:value-type="string">
            <text:p>CREATE INDEX variants_variant_e108ecb8 ON variants_variant USING btree (vep_feature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1">
          <table:table-cell office:value-type="string" calcext:value-type="string">
            <text:p>variants_variant_e4e38fa2</text:p>
          </table:table-cell>
          <table:table-cell office:value-type="string" calcext:value-type="string">
            <text:p>CREATE INDEX variants_variant_e4e38fa2 ON variants_variant USING btree ("phastCons100way_vertebrate_rankscore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e6f4ffc5</text:p>
          </table:table-cell>
          <table:table-cell office:value-type="string" calcext:value-type="string">
            <text:p>CREATE INDEX variants_variant_e6f4ffc5 ON variants_variant USING btree ("VEST3_score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e92c6417</text:p>
          </table:table-cell>
          <table:table-cell office:value-type="string" calcext:value-type="string">
            <text:p>CREATE INDEX variants_variant_e92c6417 ON variants_variant USING btree ("H1_hESC_fitCons_score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ea5f6e2c</text:p>
          </table:table-cell>
          <table:table-cell office:value-type="string" calcext:value-type="string">
            <text:p>CREATE INDEX variants_variant_ea5f6e2c ON variants_variant USING btree ("Uniprot_acc_Polyphen2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variants_variant_ec863322</text:p>
          </table:table-cell>
          <table:table-cell office:value-type="string" calcext:value-type="string">
            <text:p>CREATE INDEX variants_variant_ec863322 ON variants_variant USING btree ("HUVEC_confidence_value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ecd5520d</text:p>
          </table:table-cell>
          <table:table-cell office:value-type="string" calcext:value-type="string">
            <text:p>CREATE INDEX variants_variant_ecd5520d ON variants_variant USING btree (snpeff_biotype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variants_variant_ed22bc50</text:p>
          </table:table-cell>
          <table:table-cell office:value-type="string" calcext:value-type="string">
            <text:p>CREATE INDEX variants_variant_ed22bc50 ON variants_variant USING btree (integrated_confidence_value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7">
          <table:table-cell office:value-type="string" calcext:value-type="string">
            <text:p>variants_variant_effd905c</text:p>
          </table:table-cell>
          <table:table-cell office:value-type="string" calcext:value-type="string">
            <text:p>CREATE INDEX variants_variant_effd905c ON variants_variant USING btree (qual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variants_variant_f31afdfd</text:p>
          </table:table-cell>
          <table:table-cell office:value-type="string" calcext:value-type="string">
            <text:p>CREATE INDEX variants_variant_f31afdfd ON variants_variant USING btree ("MetaLR_rankscore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variants_variant_f4ded450</text:p>
          </table:table-cell>
          <table:table-cell office:value-type="string" calcext:value-type="string">
            <text:p>CREATE INDEX variants_variant_f4ded450 ON variants_variant USING btree ("Eigen_PC_raw_rankscore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variants_variant_f71dfd83</text:p>
          </table:table-cell>
          <table:table-cell office:value-type="string" calcext:value-type="string">
            <text:p>CREATE INDEX variants_variant_f71dfd83 ON variants_variant USING btree ("fathmm_MKL_coding_rankscore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variants_variant_f9d60837</text:p>
          </table:table-cell>
          <table:table-cell office:value-type="string" calcext:value-type="string">
            <text:p>CREATE INDEX variants_variant_f9d60837 ON variants_variant USING btree ("MutationTaster_converted_rankscore"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variants_variant_fathmm_MKL_coding_group_2de63d137a6894ec_like</text:p>
          </table:table-cell>
          <table:table-cell office:value-type="string" calcext:value-type="string">
            <text:p>CREATE INDEX "variants_variant_fathmm_MKL_coding_group_2de63d137a6894ec_like" ON variants_variant USING btree ("fathmm_MKL_coding_group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variants_variant_fathmm_MKL_coding_pred_4e0f6a7db9e39d04_like</text:p>
          </table:table-cell>
          <table:table-cell office:value-type="string" calcext:value-type="string">
            <text:p>CREATE INDEX "variants_variant_fathmm_MKL_coding_pred_4e0f6a7db9e39d04_like" ON variants_variant USING btree ("fathmm_MKL_coding_pred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variants_variant_fathmm_MKL_coding_score_41a0e1c319dc70bf_like</text:p>
          </table:table-cell>
          <table:table-cell office:value-type="string" calcext:value-type="string">
            <text:p>CREATE INDEX "variants_variant_fathmm_MKL_coding_score_41a0e1c319dc70bf_like" ON variants_variant USING btree ("fathmm_MKL_coding_score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6">
          <table:table-cell office:value-type="string" calcext:value-type="string">
            <text:p>variants_variant_fdf93f98</text:p>
          </table:table-cell>
          <table:table-cell office:value-type="string" calcext:value-type="string">
            <text:p>CREATE INDEX variants_variant_fdf93f98 ON variants_variant USING btree (genotype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variants_variant_filter_614efe8b8487051c_like</text:p>
          </table:table-cell>
          <table:table-cell office:value-type="string" calcext:value-type="string">
            <text:p>CREATE INDEX variants_variant_filter_614efe8b8487051c_like ON variants_variant USING btree (filter varchar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variants_variant_gene_31864ab0368d9ef7_like</text:p>
          </table:table-cell>
          <table:table-cell office:value-type="string" calcext:value-type="string">
            <text:p>CREATE INDEX variants_variant_gene_31864ab0368d9ef7_like ON variants_variant USING btree (gene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9">
          <table:table-cell office:value-type="string" calcext:value-type="string">
            <text:p>variants_variant_genotype_32945b130401c8f1_like</text:p>
          </table:table-cell>
          <table:table-cell office:value-type="string" calcext:value-type="string">
            <text:p>CREATE INDEX variants_variant_genotype_32945b130401c8f1_like ON variants_variant USING btree (genotype varchar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variants_variant_index_51f928cb3c3b8c05_like</text:p>
          </table:table-cell>
          <table:table-cell office:value-type="string" calcext:value-type="string">
            <text:p>CREATE INDEX variants_variant_index_51f928cb3c3b8c05_like ON variants_variant USING btree (index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0">
          <table:table-cell office:value-type="string" calcext:value-type="string">
            <text:p>variants_variant_integrated_fitCons_score_6351d493b75d85_like</text:p>
          </table:table-cell>
          <table:table-cell office:value-type="string" calcext:value-type="string">
            <text:p>CREATE INDEX "variants_variant_integrated_fitCons_score_6351d493b75d85_like" ON variants_variant USING btree ("integrated_fitCons_score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8">
          <table:table-cell office:value-type="string" calcext:value-type="string">
            <text:p>variants_variant_mutation_type_17b5205a65242320_like</text:p>
          </table:table-cell>
          <table:table-cell office:value-type="string" calcext:value-type="string">
            <text:p>CREATE INDEX variants_variant_mutation_type_17b5205a65242320_like ON variants_variant USING btree (mutation_type varchar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variants_variant_phastCons20way_mammalian_5fec3c7ad275b7cf_like</text:p>
          </table:table-cell>
          <table:table-cell office:value-type="string" calcext:value-type="string">
            <text:p>CREATE INDEX "variants_variant_phastCons20way_mammalian_5fec3c7ad275b7cf_like" ON variants_variant USING btree ("phastCons20way_mammalian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0">
          <table:table-cell office:value-type="string" calcext:value-type="string">
            <text:p>variants_variant_phyloP100way_vertebrate_23f95d1582447054_like</text:p>
          </table:table-cell>
          <table:table-cell office:value-type="string" calcext:value-type="string">
            <text:p>CREATE INDEX "variants_variant_phyloP100way_vertebrate_23f95d1582447054_like" ON variants_variant USING btree ("phyloP100way_vertebrate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variants_variant_phyloP20way_mammalian_3cef251160feadc7_like</text:p>
          </table:table-cell>
          <table:table-cell office:value-type="string" calcext:value-type="string">
            <text:p>CREATE INDEX "variants_variant_phyloP20way_mammalian_3cef251160feadc7_like" ON variants_variant USING btree ("phyloP20way_mammalian"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7">
          <table:table-cell office:value-type="string" calcext:value-type="string">
            <text:p>variants_variant_pkey</text:p>
          </table:table-cell>
          <table:table-cell office:value-type="string" calcext:value-type="string">
            <text:p>CREATE UNIQUE INDEX variants_variant_pkey ON variants_variant USING btree (id)</text:p>
          </table:table-cell>
          <table:table-cell table:style-name="ce2" office:value-type="string" calcext:value-type="string">
            <text:p>Primary key</text:p>
          </table:table-cell>
          <table:table-cell office:value-type="string" calcext:value-type="string">
            <text:p>No</text:p>
          </table:table-cell>
        </table:table-row>
        <table:table-row table:style-name="ro8">
          <table:table-cell office:value-type="string" calcext:value-type="string">
            <text:p>variants_variant_polyphen2_pred_2e2595b3fd4dc2c_like</text:p>
          </table:table-cell>
          <table:table-cell office:value-type="string" calcext:value-type="string">
            <text:p>CREATE INDEX variants_variant_polyphen2_pred_2e2595b3fd4dc2c_like ON variants_variant USING btree (polyphen2_pred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9">
          <table:table-cell office:value-type="string" calcext:value-type="string">
            <text:p>variants_variant_pos_index_66edcfe27e33fa82_like</text:p>
          </table:table-cell>
          <table:table-cell office:value-type="string" calcext:value-type="string">
            <text:p>CREATE INDEX variants_variant_pos_index_66edcfe27e33fa82_like ON variants_variant USING btree (pos_index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1">
          <table:table-cell office:value-type="string" calcext:value-type="string">
            <text:p>variants_variant_sift_pred_16bb88f4dfee5c19_like</text:p>
          </table:table-cell>
          <table:table-cell office:value-type="string" calcext:value-type="string">
            <text:p>CREATE INDEX variants_variant_sift_pred_16bb88f4dfee5c19_like ON variants_variant USING btree (sift_pred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8">
          <table:table-cell office:value-type="string" calcext:value-type="string">
            <text:p>variants_variant_snpeff_aa_change_4916e23f3ebaa8a5_like</text:p>
          </table:table-cell>
          <table:table-cell office:value-type="string" calcext:value-type="string">
            <text:p>CREATE INDEX variants_variant_snpeff_aa_change_4916e23f3ebaa8a5_like ON variants_variant USING btree (snpeff_aa_change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8">
          <table:table-cell office:value-type="string" calcext:value-type="string">
            <text:p>variants_variant_snpeff_biotype_2e73059d204536e5_like</text:p>
          </table:table-cell>
          <table:table-cell office:value-type="string" calcext:value-type="string">
            <text:p>CREATE INDEX variants_variant_snpeff_biotype_2e73059d204536e5_like ON variants_variant USING btree (snpeff_biotype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8">
          <table:table-cell office:value-type="string" calcext:value-type="string">
            <text:p>variants_variant_snpeff_codon_change_36c82a6d882366fb_like</text:p>
          </table:table-cell>
          <table:table-cell office:value-type="string" calcext:value-type="string">
            <text:p>CREATE INDEX variants_variant_snpeff_codon_change_36c82a6d882366fb_like ON variants_variant USING btree (snpeff_codon_change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9">
          <table:table-cell office:value-type="string" calcext:value-type="string">
            <text:p>variants_variant_snpeff_effect_3a002e60adb3eea8_like</text:p>
          </table:table-cell>
          <table:table-cell office:value-type="string" calcext:value-type="string">
            <text:p>CREATE INDEX variants_variant_snpeff_effect_3a002e60adb3eea8_like ON variants_variant USING btree (snpeff_effect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8">
          <table:table-cell office:value-type="string" calcext:value-type="string">
            <text:p>variants_variant_snpeff_exon_rank_4ef2619b09fe0f3c_like</text:p>
          </table:table-cell>
          <table:table-cell office:value-type="string" calcext:value-type="string">
            <text:p>CREATE INDEX variants_variant_snpeff_exon_rank_4ef2619b09fe0f3c_like ON variants_variant USING btree (snpeff_exon_rank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8">
          <table:table-cell office:value-type="string" calcext:value-type="string">
            <text:p>variants_variant_snpeff_func_class_2333170b228205e0_like</text:p>
          </table:table-cell>
          <table:table-cell office:value-type="string" calcext:value-type="string">
            <text:p>CREATE INDEX variants_variant_snpeff_func_class_2333170b228205e0_like ON variants_variant USING btree (snpeff_func_class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8">
          <table:table-cell office:value-type="string" calcext:value-type="string">
            <text:p>variants_variant_snpeff_gene_coding_7f852f5b960a3388_like</text:p>
          </table:table-cell>
          <table:table-cell office:value-type="string" calcext:value-type="string">
            <text:p>CREATE INDEX variants_variant_snpeff_gene_coding_7f852f5b960a3388_like ON variants_variant USING btree (snpeff_gene_coding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8">
          <table:table-cell office:value-type="string" calcext:value-type="string">
            <text:p>variants_variant_snpeff_gene_name_752df1c7713fca1_like</text:p>
          </table:table-cell>
          <table:table-cell office:value-type="string" calcext:value-type="string">
            <text:p>CREATE INDEX variants_variant_snpeff_gene_name_752df1c7713fca1_like ON variants_variant USING btree (snpeff_gene_name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8">
          <table:table-cell office:value-type="string" calcext:value-type="string">
            <text:p>variants_variant_snpeff_impact_5d7a935bf4b3f764_like</text:p>
          </table:table-cell>
          <table:table-cell office:value-type="string" calcext:value-type="string">
            <text:p>CREATE INDEX variants_variant_snpeff_impact_5d7a935bf4b3f764_like ON variants_variant USING btree (snpeff_impact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8">
          <table:table-cell office:value-type="string" calcext:value-type="string">
            <text:p>variants_variant_snpeff_transcript_id_1e4bb293628b1992_like</text:p>
          </table:table-cell>
          <table:table-cell office:value-type="string" calcext:value-type="string">
            <text:p>CREATE INDEX variants_variant_snpeff_transcript_id_1e4bb293628b1992_like ON variants_variant USING btree (snpeff_transcript_id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9">
          <table:table-cell office:value-type="string" calcext:value-type="string">
            <text:p>variants_variant_variant_id_7bc59b90cac0fe5e_like</text:p>
          </table:table-cell>
          <table:table-cell office:value-type="string" calcext:value-type="string">
            <text:p>CREATE INDEX variants_variant_variant_id_7bc59b90cac0fe5e_like ON variants_variant USING btree (variant_id varchar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variants_variant_vartype_6865cbd1a467fd73_like</text:p>
          </table:table-cell>
          <table:table-cell office:value-type="string" calcext:value-type="string">
            <text:p>CREATE INDEX variants_variant_vartype_6865cbd1a467fd73_like ON variants_variant USING btree (vartype varchar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9">
          <table:table-cell office:value-type="string" calcext:value-type="string">
            <text:p>variants_variant_vep_allele_703711e75e96f965_like</text:p>
          </table:table-cell>
          <table:table-cell office:value-type="string" calcext:value-type="string">
            <text:p>CREATE INDEX variants_variant_vep_allele_703711e75e96f965_like ON variants_variant USING btree (vep_allele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8">
          <table:table-cell office:value-type="string" calcext:value-type="string">
            <text:p>variants_variant_vep_amino_acids_28090ba8d49fd27c_like</text:p>
          </table:table-cell>
          <table:table-cell office:value-type="string" calcext:value-type="string">
            <text:p>CREATE INDEX variants_variant_vep_amino_acids_28090ba8d49fd27c_like ON variants_variant USING btree (vep_amino_acids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8">
          <table:table-cell office:value-type="string" calcext:value-type="string">
            <text:p>variants_variant_vep_cdna_position_2a4d6ba4144def1c_like</text:p>
          </table:table-cell>
          <table:table-cell office:value-type="string" calcext:value-type="string">
            <text:p>CREATE INDEX variants_variant_vep_cdna_position_2a4d6ba4144def1c_like ON variants_variant USING btree (vep_cdna_position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8">
          <table:table-cell office:value-type="string" calcext:value-type="string">
            <text:p>variants_variant_vep_cds_position_23920a646b33df29_like</text:p>
          </table:table-cell>
          <table:table-cell office:value-type="string" calcext:value-type="string">
            <text:p>CREATE INDEX variants_variant_vep_cds_position_23920a646b33df29_like ON variants_variant USING btree (vep_cds_position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9">
          <table:table-cell office:value-type="string" calcext:value-type="string">
            <text:p>variants_variant_vep_codons_2832c0d2a1a0dddd_like</text:p>
          </table:table-cell>
          <table:table-cell office:value-type="string" calcext:value-type="string">
            <text:p>CREATE INDEX variants_variant_vep_codons_2832c0d2a1a0dddd_like ON variants_variant USING btree (vep_codons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9">
          <table:table-cell office:value-type="string" calcext:value-type="string">
            <text:p>variants_variant_vep_condel_3bfa9f300241a487_like</text:p>
          </table:table-cell>
          <table:table-cell office:value-type="string" calcext:value-type="string">
            <text:p>CREATE INDEX variants_variant_vep_condel_3bfa9f300241a487_like ON variants_variant USING btree (vep_condel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8">
          <table:table-cell office:value-type="string" calcext:value-type="string">
            <text:p>variants_variant_vep_consequence_85694ce665587ab_like</text:p>
          </table:table-cell>
          <table:table-cell office:value-type="string" calcext:value-type="string">
            <text:p>CREATE INDEX variants_variant_vep_consequence_85694ce665587ab_like ON variants_variant USING btree (vep_consequence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9">
          <table:table-cell office:value-type="string" calcext:value-type="string">
            <text:p>variants_variant_vep_distance_6685b1ca515a1fd5_like</text:p>
          </table:table-cell>
          <table:table-cell office:value-type="string" calcext:value-type="string">
            <text:p>CREATE INDEX variants_variant_vep_distance_6685b1ca515a1fd5_like ON variants_variant USING btree (vep_distance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0">
          <table:table-cell office:value-type="string" calcext:value-type="string">
            <text:p>variants_variant_vep_existing_variation_55562802edb43907_like</text:p>
          </table:table-cell>
          <table:table-cell office:value-type="string" calcext:value-type="string">
            <text:p>CREATE INDEX variants_variant_vep_existing_variation_55562802edb43907_like ON variants_variant USING btree (vep_existing_variation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9">
          <table:table-cell office:value-type="string" calcext:value-type="string">
            <text:p>variants_variant_vep_feature_15b9957a52751875_like</text:p>
          </table:table-cell>
          <table:table-cell office:value-type="string" calcext:value-type="string">
            <text:p>CREATE INDEX variants_variant_vep_feature_15b9957a52751875_like ON variants_variant USING btree (vep_feature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8">
          <table:table-cell office:value-type="string" calcext:value-type="string">
            <text:p>variants_variant_vep_feature_type_5e559b0360c8d12c_like</text:p>
          </table:table-cell>
          <table:table-cell office:value-type="string" calcext:value-type="string">
            <text:p>CREATE INDEX variants_variant_vep_feature_type_5e559b0360c8d12c_like ON variants_variant USING btree (vep_feature_type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9">
          <table:table-cell office:value-type="string" calcext:value-type="string">
            <text:p>variants_variant_vep_gene_289e255291821520_like</text:p>
          </table:table-cell>
          <table:table-cell office:value-type="string" calcext:value-type="string">
            <text:p>CREATE INDEX variants_variant_vep_gene_289e255291821520_like ON variants_variant USING btree (vep_gene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8">
          <table:table-cell office:value-type="string" calcext:value-type="string">
            <text:p>variants_variant_vep_polyphen_7d2d90059564f199_like</text:p>
          </table:table-cell>
          <table:table-cell office:value-type="string" calcext:value-type="string">
            <text:p>CREATE INDEX variants_variant_vep_polyphen_7d2d90059564f199_like ON variants_variant USING btree (vep_polyphen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8">
          <table:table-cell office:value-type="string" calcext:value-type="string">
            <text:p>variants_variant_vep_protein_position_53c1066191f0505c_like</text:p>
          </table:table-cell>
          <table:table-cell office:value-type="string" calcext:value-type="string">
            <text:p>CREATE INDEX variants_variant_vep_protein_position_53c1066191f0505c_like ON variants_variant USING btree (vep_protein_position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variants_variant_vep_sift_59bf0a8e8107d8de_like</text:p>
          </table:table-cell>
          <table:table-cell office:value-type="string" calcext:value-type="string">
            <text:p>CREATE INDEX variants_variant_vep_sift_59bf0a8e8107d8de_like ON variants_variant USING btree (vep_sift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9">
          <table:table-cell office:value-type="string" calcext:value-type="string">
            <text:p>variants_variant_vep_strand_628f26049403e89f_like</text:p>
          </table:table-cell>
          <table:table-cell office:value-type="string" calcext:value-type="string">
            <text:p>CREATE INDEX variants_variant_vep_strand_628f26049403e89f_like ON variants_variant USING btree (vep_strand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9">
          <table:table-cell office:value-type="string" calcext:value-type="string">
            <text:p>variants_variant_vep_symbol_5e8d0ccf7c61fc5_like</text:p>
          </table:table-cell>
          <table:table-cell office:value-type="string" calcext:value-type="string">
            <text:p>CREATE INDEX variants_variant_vep_symbol_5e8d0ccf7c61fc5_like ON variants_variant USING btree (vep_symbol text_pattern_ops)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8">
          <table:table-cell office:value-type="string" calcext:value-type="string">
            <text:p>variants_variant_vep_symbol_source_5ed5751e2d8856d0_like</text:p>
          </table:table-cell>
          <table:table-cell office:value-type="string" calcext:value-type="string">
            <text:p>CREATE INDEX variants_variant_vep_symbol_source_5ed5751e2d8856d0_like ON variants_variant USING btree (vep_symbol_source text_pattern_ops)</text:p>
          </table:table-cell>
          <table:table-cell/>
          <table:table-cell office:value-type="string" calcext:value-type="string">
            <text:p>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1T08:42:55.407015663</meta:creation-date>
    <dc:date>2016-07-21T08:43:54.653594160</dc:date>
    <meta:editing-duration>PT1M</meta:editing-duration>
    <meta:editing-cycles>1</meta:editing-cycles>
    <meta:document-statistic meta:table-count="1" meta:cell-count="833" meta:object-count="0"/>
    <meta:generator>LibreOffice/5.1.4.2$Linux_X86_64 LibreOffice_project/10m0$Build-2</meta:generator>
  </office:meta>
</office:document-meta>
</file>